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117.16pt"/>
    </style:style>
    <style:style style:name="co3" style:family="table-column">
      <style:table-column-properties fo:break-before="auto" style:column-width="174.61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57.29pt"/>
    </style:style>
    <style:style style:name="co6" style:family="table-column">
      <style:table-column-properties fo:break-before="auto" style:column-width="232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dalus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dalus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T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l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l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Spelled: Tuscalooso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le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eg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xica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15" calcext:value-type="float">
            <text:p>1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8" calcext:value-type="float">
            <text:p>8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Resor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Dodge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Glascow Juncti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t. Sterlin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t. Sterl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ousa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10" calcext:value-type="float">
            <text:p>10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olf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Cedar Height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Marl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Vic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rdea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11" calcext:value-type="float">
            <text:p>1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Highland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Spelled “Bridgeston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edar Knol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Resor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17" calcext:value-type="float">
            <text:p>1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 table:style-name="ce1" office:value-type="string" calcext:value-type="string">
            <text:p>(incl one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Long Island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Freeport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Long Island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Long Island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bu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Long Island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Pharmacy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rchmo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oad Hous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arrytow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19" calcext:value-type="float">
            <text:p>19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14" calcext:value-type="float">
            <text:p>1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32" calcext:value-type="float">
            <text:p>3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Automotive</text:p>
          </table:table-cell>
          <table:table-cell office:value-type="float" office:value="15" calcext:value-type="float">
            <text:p>1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Auto Loans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Millinery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aberdashe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oom Servic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24" calcext:value-type="float">
            <text:p>2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adio Servic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Dem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axicab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shoc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8" calcext:value-type="float">
            <text:p>8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andusk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Wewo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amb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amber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est 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m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Hotel</text:p>
          </table:table-cell>
          <table:table-cell office:value-type="float" office:value="18" calcext:value-type="float">
            <text:p>18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Tavern</text:p>
          </table:table-cell>
          <table:table-cell office:value-type="float" office:value="11" calcext:value-type="float">
            <text:p>1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Beauty Parlor</text:p>
          </table:table-cell>
          <table:table-cell office:value-type="float" office:value="15" calcext:value-type="float">
            <text:p>1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en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h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h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h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or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itt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bingd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unba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atural 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Walla Wall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Yakim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arpers Fer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3:23:46.2907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7-08-28T13:24:03.770070000</dc:date>
    <dc:creator>Claudia Engel</dc:creator>
    <meta:editing-duration>P13DT15H14M56S</meta:editing-duration>
    <meta:editing-cycles>410</meta:editing-cycles>
    <meta:generator>LibreOffice/5.1.3.2$MacOSX_X86_64 LibreOffice_project/644e4637d1d8544fd9f56425bd6cec110e49301b</meta:generator>
    <meta:document-statistic meta:table-count="1" meta:cell-count="4768" meta:object-count="0"/>
  </office:meta>
</office:document-meta>
</file>